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72cm"/>
    </style:style>
    <style:style style:name="Table1.B" style:family="table-column">
      <style:table-column-properties style:column-width="14.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E544 Design Document Diff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1/01/2015</text:p>
          </table:table-cell>
          <table:table-cell table:style-name="Table1.B1" office:value-type="string">
            <text:p text:style-name="P4">- Some typos, inconsistent wordings are corrected</text:p>
            <text:p text:style-name="P4"/>
            <text:p text:style-name="P4">- WaitingRoom and GameList objects are added</text:p>
            <text:p text:style-name="P5"/>
            <text:p text:style-name="P4"><text:span text:style-name="T2">- 3.1. Client Object Model is changed. Now includes Player and Watcher objects which are derived from Client</text:span></text:p>
            <text:p text:style-name="P8"><text:span text:style-name="T2"/></text:p>
            <text:p text:style-name="P8"><text:span text:style-name="T2">- Playing State Machine and Messaging: Some items are removed</text:span> </text:p>
            <text:p text:style-name="P8">activePlayerSenderList represents all the users except the active player</text:p>
            <text:p text:style-name="P8">passivePlayerSenderList represents all the the users except the passive player</text:p>
            <text:p text:style-name="P8">watchersList represents the watchers of the game</text:p>
            <text:p text:style-name="P8">matchBroadcastList represents all the users including active and passive player and watchers</text:p>
            <text:p text:style-name="P8"/>
            <text:p text:style-name="P7">New Entry: sockList is a dictionary and any participant be it either player or watcher is added to it. As values of dictionary, socketType and userObject is hold.</text:p>
            <text:p text:style-name="P8"/>
            <text:p text:style-name="P8">All the rephrasing regarding the above change are done</text:p>
            <text:p text:style-name="P8"/>
            <text:p text:style-name="P7">- Server Leave Request Activity Diagram is changed: send SREQRP message to the client instead of S<text:span text:style-name="T1"> activity</text:span> is added</text:p>
            <text:p text:style-name="P8"/>
            <text:p text:style-name="P7">- Client Watch Request Activity Diagram is changed: <text:span text:style-name="T1">create Watch Object activity</text:span> is added</text:p>
            <text:p text:style-name="P8"/>
            <text:p text:style-name="P7">- Client Play Request Activity Diagram is changed: <text:span text:style-name="T1">create Player Object activity</text:span> is added</text:p>
            <text:p text:style-name="P8"/>
            <text:p text:style-name="P7">- Last modification date is added next to Author's name</text:p>
            <text:p text:style-name="P4"/>
            <text:p text:style-name="P4">- Client Play Request Activity Diagram. Typo fixed from <text:span text:style-name="T1">plaing</text:span> to <text:span text:style-name="T1">playing</text:span></text:p>
            <text:p text:style-name="P3"/>
            <text:p text:style-name="P2">- Server state machine is modified. A wrong kind of CLOGIN message sent by the client may cause server to respond with a SVRNOK message to the client</text:p>
            <text:p text:style-name="P3"/>
            <text:p text:style-name="P2">- Server state machine is modified. State names should be in capital letters but they were not: converted to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3:17:25</meta:creation-date>
    <meta:generator>LibreOffice/3.5$Linux_X86_64 LibreOffice_project/350m1$Build-2</meta:generator>
    <dc:date>2015-01-11T23:32:12</dc:date>
    <meta:editing-duration>PT6H27M44S</meta:editing-duration>
    <meta:editing-cycles>64</meta:editing-cycles>
    <meta:document-statistic meta:table-count="1" meta:image-count="0" meta:object-count="0" meta:page-count="1" meta:paragraph-count="19" meta:word-count="241" meta:character-count="1501" meta:non-whitespace-character-count="1278"/>
  </office:meta>
</office:document-meta>
</file>